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DC4566DA980A08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87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8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Segoe UI Semibold" fo:font-size="36pt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T5" style:family="text">
      <style:text-properties style:text-position="0% 100%" style:font-name="Liberation Sans Narrow" fo:font-size="24pt" fo:font-weight="bold" style:font-size-asian="24pt" style:font-weight-asian="bold" style:font-size-complex="24pt" style:font-weight-complex="bold"/>
    </style:style>
    <style:style style:name="T6" style:family="text">
      <style:text-properties style:text-position="super 58%" style:font-name="Liberation Sans Narrow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Liberation Sans Narrow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3.368cm" svg:height="3.25cm" svg:x="2.286cm" svg:y="1.016cm">
          <draw:text-box>
            <text:p text:style-name="P1"><text:span text:style-name="T1">Hymn #810</text:span></text:p>
            <text:p text:style-name="P1"><text:span text:style-name="T2">“</text:span><text:span text:style-name="T2">O God of God, O Light of Ligh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2" draw:layer="layout" svg:width="23.368cm" svg:height="6.095cm" svg:x="2.286cm" svg:y="1.016cm">
          <draw:text-box>
            <text:p text:style-name="P1"><text:span text:style-name="T3">1. </text:span><text:span text:style-name="T4">O God of God, O Light of Light,</text:span></text:p>
            <text:p text:style-name="P1"><text:span text:style-name="T4">O Prince of Peace and King of kings:</text:span></text:p>
            <text:p text:style-name="P1"><text:span text:style-name="T4">To You in heaven's glory bright</text:span></text:p>
            <text:p text:style-name="P1"><text:span text:style-name="T4">The song of praise forever ring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4" draw:layer="layout" svg:width="23.368cm" svg:height="6.095cm" svg:x="2.286cm" svg:y="1.016cm">
          <draw:text-box>
            <text:p text:style-name="P1"><text:span text:style-name="T4">To Him who sits upon the throne,</text:span></text:p>
            <text:p text:style-name="P1"><text:span text:style-name="T4">The Lamb once slain but raised again,</text:span></text:p>
            <text:p text:style-name="P1"><text:span text:style-name="T4">Be all the glory He has won,</text:span></text:p>
            <text:p text:style-name="P1"><text:span text:style-name="T4">All thanks and praise! Amen,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2" draw:layer="layout" svg:width="23.368cm" svg:height="6.095cm" svg:x="2.286cm" svg:y="1.016cm">
          <draw:text-box>
            <text:p text:style-name="P1"><text:span text:style-name="T3">2. </text:span><text:span text:style-name="T4">Deep in the prophets' sacred page,</text:span></text:p>
            <text:p text:style-name="P1"><text:span text:style-name="T4">And grand in poets' winged word,</text:span></text:p>
            <text:p text:style-name="P1"><text:span text:style-name="T4">Slowly in type, from age to age,</text:span></text:p>
            <text:p text:style-name="P1"><text:span text:style-name="T4">The nations saw their coming Lord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6" draw:layer="layout" svg:width="23.368cm" svg:height="6.095cm" svg:x="2.286cm" svg:y="1.016cm">
          <draw:text-box>
            <text:p text:style-name="P1"><text:span text:style-name="T4">Till through the deep Judean night</text:span></text:p>
            <text:p text:style-name="P1"><text:span text:style-name="T4">Rang out the song "Good will to men!"</text:span></text:p>
            <text:p text:style-name="P1"><text:span text:style-name="T4">Sung by the first-born sons of light,</text:span></text:p>
            <text:p text:style-name="P1"><text:span text:style-name="T4">It echoes now, "Good will!"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4" draw:text-style-name="P2" draw:layer="layout" svg:width="23.622cm" svg:height="8.382cm" svg:x="2.286cm" svg:y="1.016cm">
          <draw:text-box>
            <text:p text:style-name="P1"><text:span text:style-name="T3">3. </text:span><text:span text:style-name="T4">That life of truth, those deeds of love,</text:span></text:p>
            <text:p text:style-name="P1"><text:span text:style-name="T4">That death so steeped in hate and scorn-</text:span></text:p>
            <text:p text:style-name="P1"><text:span text:style-name="T4">These all are past, and now above</text:span></text:p>
            <text:p text:style-name="P1"><text:span text:style-name="T4">He reigns, our King, once crowned with thor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5" draw:text-style-name="P6" draw:layer="layout" svg:width="23.622cm" svg:height="7.366cm" svg:x="2.286cm" svg:y="1.016cm">
          <draw:text-box>
            <text:p text:style-name="P1"><text:span text:style-name="T4">Lift up your heads, O mighty gates!</text:span></text:p>
            <text:p text:style-name="P1"><text:span text:style-name="T4">So sang that host beyond our ken.</text:span></text:p>
            <text:p text:style-name="P1"><text:span text:style-name="T4">Lift up your heads, your King awaits.</text:span></text:p>
            <text:p text:style-name="P1"><text:span text:style-name="T4">We lift them up. Amen, am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6" draw:text-style-name="P6" draw:layer="layout" svg:width="23.368cm" svg:height="6.128cm" svg:x="2.286cm" svg:y="1.016cm">
          <draw:text-box>
            <text:p text:style-name="P1"><text:span text:style-name="T5">4.</text:span><text:span text:style-name="T6"> </text:span><text:span text:style-name="T4">Then raise to Christ a mighty song,</text:span></text:p>
            <text:p text:style-name="P1"><text:span text:style-name="T4">And shout His name, His mercies tell!</text:span></text:p>
            <text:p text:style-name="P1"><text:span text:style-name="T4">Sing, heav'nly host, your praise prolong,</text:span></text:p>
            <text:p text:style-name="P1"><text:span text:style-name="T4">And all on earth, your anthem swell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7" draw:text-style-name="P6" draw:layer="layout" svg:width="23.368cm" svg:height="10.14cm" svg:x="2.286cm" svg:y="1.016cm">
          <draw:text-box>
            <text:p text:style-name="P1"><text:span text:style-name="T4">All hail, O Lamb for sinners slain!</text:span></text:p>
            <text:p text:style-name="P1"><text:span text:style-name="T4">Forever let the song ascend!</text:span></text:p>
            <text:p text:style-name="P1"><text:span text:style-name="T4">Worthy the Lamb, enthroned to reign,</text:span></text:p>
            <text:p text:style-name="P1"><text:span text:style-name="T4">All glory, pow'r! Amen, amen.</text:span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<text:s text:c="12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2200000253DC4566DA980A08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9T19:01:52.386000000</meta:creation-date>
    <dc:title>Blue</dc:title>
    <meta:editing-duration>PT14M</meta:editing-duration>
    <meta:editing-cycles>6</meta:editing-cycles>
    <meta:generator>LibreOffice/6.0.7.3$Windows_X86_64 LibreOffice_project/dc89aa7a9eabfd848af146d5086077aeed2ae4a5</meta:generator>
    <dc:date>2019-01-02T21:42:41.745000000</dc:date>
    <meta:document-statistic meta:object-count="48"/>
  </office:meta>
</office:document-meta>
</file>